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53323" officeooo:paragraph-rsid="00153323" style:font-weight-asian="bold" style:font-weight-complex="bold"/>
    </style:style>
    <style:style style:name="P2" style:family="paragraph" style:parent-style-name="Standard">
      <style:text-properties officeooo:paragraph-rsid="001533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man number convertor</text:p>
      <text:p text:style-name="P2">#include &lt;iostream&gt;</text:p>
      <text:p text:style-name="P2">using namespace std;</text:p>
      <text:p text:style-name="Standard"/>
      <text:p text:style-name="Standard">int main(){</text:p>
      <text:p text:style-name="Standard"><text:s text:c="4"/>int n;</text:p>
      <text:p text:style-name="Standard"><text:s text:c="4"/>int i;</text:p>
      <text:p text:style-name="Standard"><text:s text:c="4"/>cout&lt;&lt;" Enter the value you want to convert ";</text:p>
      <text:p text:style-name="Standard"><text:s text:c="4"/>cin&gt;&gt;n;</text:p>
      <text:p text:style-name="Standard"><text:s text:c="3"/>string roman [] ={"M", "CM", "D", "CD", "C", "XC", "L", "XL", "X", "IX", "V", "IV", "I"};</text:p>
      <text:p text:style-name="Standard"><text:s text:c="3"/>int value[]={1000, 900, 500, 400, 100, 90, 50, 40, 10, 9, 5, 4, 1};</text:p>
      <text:p text:style-name="Standard"><text:s text:c="5"/>string result = "";</text:p>
      <text:p text:style-name="Standard"><text:s text:c="3"/>for(i=0;i&lt;13;i++){</text:p>
      <text:p text:style-name="Standard"><text:s text:c="7"/>while(n-value[i]&gt;=0){</text:p>
      <text:p text:style-name="Standard"><text:s text:c="11"/>result = result + roman[i];</text:p>
      <text:p text:style-name="Standard"><text:s text:c="11"/>n=n-value[i];</text:p>
      <text:p text:style-name="Standard"><text:s text:c="7"/>}</text:p>
      <text:p text:style-name="Standard"><text:s text:c="3"/>}</text:p>
      <text:p text:style-name="Standard"><text:s text:c="3"/></text:p>
      <text:p text:style-name="Standard"><text:s text:c="3"/>cout&lt;&lt;result;</text:p>
      <text:p text:style-name="Standard"><text:s text:c="4"/>return 0;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8T10:40:24.199946791</meta:creation-date>
    <dc:date>2022-07-08T10:41:15.675937796</dc:date>
    <meta:editing-duration>PT52S</meta:editing-duration>
    <meta:editing-cycles>1</meta:editing-cycles>
    <meta:document-statistic meta:table-count="0" meta:image-count="0" meta:object-count="0" meta:page-count="1" meta:paragraph-count="21" meta:word-count="72" meta:character-count="495" meta:non-whitespace-character-count="364"/>
    <meta:generator>LibreOffice/6.4.7.2$Linux_X86_64 LibreOffice_project/40$Build-2</meta:generator>
  </office:meta>
</office:document-meta>
</file>